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kontrakt</text:p>
      <text:p text:style-name="P3"/>
      <text:p text:style-name="Standard">I gruppen Dirty Dawg, har Christoffer Bask, Jan-Erik Rautiainen, Yasmine Magnhagen, Andreas Kuylenstierna har vi kommit överens om följande punkter, för att främja ett gott samarbete och lärande:</text:p>
      <text:p text:style-name="Standard"/>
      <text:list xml:id="list5768894999995627598" text:style-name="L1">
        <text:list-item>
          <text:p text:style-name="P4">Vi ska bidra med vår kunskap hjälpa varandra.</text:p>
        </text:list-item>
        <text:list-item>
          <text:p text:style-name="P4">Vi är alla ytterst ansvariga för det egna ansvarsområdet och är upp till varje individ att informera övriga om det är något som inte fungerar eller tror att det inte hinns med. </text:p>
        </text:list-item>
        <text:list-item>
          <text:p text:style-name="P4">Att vi meddelar om det är förhinder av något slag som påverkar vårt deltagande vid respektive sammankomst. </text:p>
        </text:list-item>
        <text:list-item>
          <text:p text:style-name="P4">Att vi är närvarande och delaktiv i projektet minst ____________ för att få sätta sitt namn på dokumentet/projektet.</text:p>
        </text:list-item>
        <text:list-item>
          <text:p text:style-name="P4">Vid utebliven närvaro och eller deltagande lämnas en varning till den deltagaren. Om inget förbättras blir denna exkluderad ur gruppen. </text:p>
        </text:list-item>
        <text:list-item>
          <text:p text:style-name="P4">Vid konflikt tillfaller demokratin och majoritet avgör. Vid lika har Maria sista ordet. </text:p>
        </text:list-item>
        <text:list-item>
          <text:p text:style-name="P4">Större delen av kommunikationen utanför klassrummet sker via FB.</text:p>
        </text:list-item>
        <text:list-item>
          <text:p text:style-name="P4">Efter varje dag, vid ändring av kod eller om ny kod är skriven, ska denna laddas upp på Github, antingen till dev eller sin egna ”bransch”.</text:p>
        </text:list-item>
      </text:list>
      <text:p text:style-name="Standard"/>
      <text:p text:style-name="P1">Kontaktuppgifter:</text:p>
      <text:p text:style-name="Standard">Christoffer Bask 0730360219 <text:a xlink:type="simple" xlink:href="mailto:chrisse_b@hotmail.com" text:style-name="Internet_20_link" text:visited-style-name="Visited_20_Internet_20_Link">chrisse_b@hotmail.com</text:a></text:p>
      <text:p text:style-name="Standard">Jan-Erik Rautiainen 0739677621 <text:a xlink:type="simple" xlink:href="mailto:jerautiainen@gmail.com" text:style-name="Internet_20_link" text:visited-style-name="Visited_20_Internet_20_Link">jerautiainen@gmail.com</text:a></text:p>
      <text:p text:style-name="Standard">Yasmine Magnhagen 0721981761 <text:a xlink:type="simple" xlink:href="mailto:yasmine.magnhagen@gmail.com" text:style-name="Internet_20_link" text:visited-style-name="Visited_20_Internet_20_Link">yasmine.magnhagen@gmail.com</text:a></text:p>
      <text:p text:style-name="Standard">Andreas Kuylestierna 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ffer Bask</meta:initial-creator>
    <meta:creation-date>2016-04-13T14:02:29.79</meta:creation-date>
    <meta:document-statistic meta:table-count="0" meta:image-count="0" meta:object-count="0" meta:page-count="1" meta:paragraph-count="16" meta:word-count="195" meta:character-count="1285"/>
    <dc:date>2016-04-13T14:19:08.07</dc:date>
    <dc:creator>Christoffer Bask</dc:creator>
    <meta:editing-duration>PT16M38S</meta:editing-duration>
    <meta:editing-cycles>1</meta:editing-cycles>
    <meta:generator>OpenOffice/4.1.1$Win32 OpenOffice.org_project/411m6$Build-9775</meta:generator>
  </office:meta>
</office:document-meta>
</file>